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059"/>
    </style:style>
    <style:style style:name="P2" style:family="paragraph" style:parent-style-name="Standard">
      <style:paragraph-properties fo:text-align="center" style:justify-single-word="false"/>
      <style:text-properties style:font-name="C059" fo:font-size="16pt" fo:font-weight="bold" style:font-size-asian="16pt" style:font-weight-asian="bold" style:font-size-complex="16pt" style:font-weight-complex="bold"/>
    </style:style>
    <style:style style:name="P3" style:family="paragraph" style:parent-style-name="Standard">
      <style:text-properties style:font-name="C059" officeooo:paragraph-rsid="0014b53f"/>
    </style:style>
    <style:style style:name="P4" style:family="paragraph" style:parent-style-name="Standard">
      <style:text-properties style:font-name="C059" fo:font-size="12pt" style:font-size-asian="12pt" style:font-size-complex="12pt"/>
    </style:style>
    <style:style style:name="P5" style:family="paragraph" style:parent-style-name="Standard">
      <style:text-properties style:font-name="C059" fo:font-size="12pt" fo:font-weight="bold" officeooo:paragraph-rsid="0014b53f" style:font-size-asian="12pt" style:font-weight-asian="bold" style:font-size-complex="12pt" style:font-weight-complex="bold"/>
    </style:style>
    <style:style style:name="P6" style:family="paragraph" style:parent-style-name="Standard">
      <style:text-properties style:font-name="C059" fo:font-style="italic" style:font-style-asian="italic" style:font-style-complex="italic"/>
    </style:style>
    <style:style style:name="P7" style:family="paragraph" style:parent-style-name="Standard">
      <style:text-properties style:font-name="C059"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059" fo:font-size="14pt" fo:font-weight="bold" officeooo:rsid="0014b53f" officeooo:paragraph-rsid="0014b53f" style:font-size-asian="14pt" style:font-weight-asian="bold" style:font-size-complex="14pt" style:font-weight-complex="bold"/>
    </style:style>
    <style:style style:name="P9" style:family="paragraph" style:parent-style-name="Standard">
      <style:text-properties style:font-name="C059" officeooo:rsid="0014eb2f" officeooo:paragraph-rsid="0014eb2f"/>
    </style:style>
    <style:style style:name="P10" style:family="paragraph" style:parent-style-name="Standard">
      <style:text-properties officeooo:paragraph-rsid="0014eb2f"/>
    </style:style>
    <style:style style:name="P11" style:family="paragraph" style:parent-style-name="Text_20_body" style:list-style-name="L1">
      <style:text-properties style:font-name="C059" fo:font-size="12pt" fo:font-weight="bold" style:font-size-asian="12pt" style:font-size-complex="12pt"/>
    </style:style>
    <style:style style:name="P12" style:family="paragraph" style:parent-style-name="Text_20_body" style:list-style-name="L4">
      <style:text-properties style:font-name="C059" fo:font-size="12pt" fo:font-weight="bold" style:font-size-asian="12pt" style:font-size-complex="12pt"/>
    </style:style>
    <style:style style:name="P13" style:family="paragraph" style:parent-style-name="Text_20_body" style:list-style-name="L7">
      <style:text-properties style:font-name="C059" fo:font-size="12pt" fo:font-weight="bold" style:font-size-asian="12pt" style:font-size-complex="12pt"/>
    </style:style>
    <style:style style:name="P14" style:family="paragraph" style:parent-style-name="Text_20_body" style:list-style-name="L9">
      <style:text-properties style:font-name="C059" fo:font-size="12pt" fo:font-weight="bold" style:font-size-asian="12pt" style:font-size-complex="12pt"/>
    </style:style>
    <style:style style:name="P15" style:family="paragraph" style:parent-style-name="Text_20_body" style:list-style-name="L12">
      <style:text-properties style:font-name="C059" fo:font-size="12pt" fo:font-weight="bold" style:font-size-asian="12pt" style:font-size-complex="12pt"/>
    </style:style>
    <style:style style:name="P16" style:family="paragraph" style:parent-style-name="Text_20_body" style:list-style-name="L14">
      <style:text-properties style:font-name="C059" fo:font-size="12pt" fo:font-weight="bold" style:font-size-asian="12pt" style:font-size-complex="12pt"/>
    </style:style>
    <style:style style:name="P17" style:family="paragraph" style:parent-style-name="Text_20_body" style:list-style-name="L16">
      <style:text-properties style:font-name="C059" fo:font-size="12pt" fo:font-weight="bold" style:font-size-asian="12pt" style:font-size-complex="12pt"/>
    </style:style>
    <style:style style:name="P18" style:family="paragraph" style:parent-style-name="Text_20_body" style:list-style-name="L18">
      <style:text-properties style:font-name="C059" fo:font-size="12pt" fo:font-weight="bold" style:font-size-asian="12pt" style:font-size-complex="12pt"/>
    </style:style>
    <style:style style:name="P19" style:family="paragraph" style:parent-style-name="Text_20_body" style:list-style-name="L20">
      <style:text-properties style:font-name="C059" fo:font-size="12pt" fo:font-weight="bold" style:font-size-asian="12pt" style:font-size-complex="12pt"/>
    </style:style>
    <style:style style:name="P20" style:family="paragraph" style:parent-style-name="Text_20_body" style:list-style-name="L22">
      <style:text-properties style:font-name="C059" fo:font-size="12pt" fo:font-weight="bold" style:font-size-asian="12pt" style:font-size-complex="12pt"/>
    </style:style>
    <style:style style:name="P21" style:family="paragraph" style:parent-style-name="Text_20_body" style:list-style-name="L24">
      <style:text-properties style:font-name="C059" fo:font-size="12pt" fo:font-weight="bold" style:font-size-asian="12pt" style:font-size-complex="12pt"/>
    </style:style>
    <style:style style:name="P22" style:family="paragraph" style:parent-style-name="Text_20_body" style:list-style-name="L26">
      <style:text-properties style:font-name="C059" fo:font-size="12pt" fo:font-weight="bold" style:font-size-asian="12pt" style:font-size-complex="12pt"/>
    </style:style>
    <style:style style:name="P23" style:family="paragraph" style:parent-style-name="Text_20_body" style:list-style-name="L28">
      <style:text-properties style:font-name="C059" fo:font-size="12pt" fo:font-weight="bold" style:font-size-asian="12pt" style:font-size-complex="12pt"/>
    </style:style>
    <style:style style:name="P24" style:family="paragraph" style:parent-style-name="Text_20_body" style:list-style-name="L30">
      <style:text-properties style:font-name="C059" fo:font-size="12pt" fo:font-weight="bold" style:font-size-asian="12pt" style:font-size-complex="12pt"/>
    </style:style>
    <style:style style:name="P25" style:family="paragraph" style:parent-style-name="Text_20_body" style:list-style-name="L32">
      <style:text-properties style:font-name="C059" fo:font-size="12pt" fo:font-weight="bold" style:font-size-asian="12pt" style:font-size-complex="12pt"/>
    </style:style>
    <style:style style:name="P26" style:family="paragraph" style:parent-style-name="Text_20_body" style:list-style-name="L34">
      <style:text-properties style:font-name="C059" fo:font-size="12pt" fo:font-weight="bold" style:font-size-asian="12pt" style:font-size-complex="12pt"/>
    </style:style>
    <style:style style:name="P27" style:family="paragraph" style:parent-style-name="Text_20_body" style:list-style-name="L2">
      <style:text-properties style:font-name="C059" fo:font-size="12pt" style:font-size-asian="12pt" style:font-size-complex="12pt"/>
    </style:style>
    <style:style style:name="P28" style:family="paragraph" style:parent-style-name="Text_20_body" style:list-style-name="L3">
      <style:text-properties style:font-name="C059" fo:font-size="12pt" style:font-size-asian="12pt" style:font-size-complex="12pt"/>
    </style:style>
    <style:style style:name="P29" style:family="paragraph" style:parent-style-name="Text_20_body" style:list-style-name="L5">
      <style:text-properties style:font-name="C059" fo:font-size="12pt" style:font-size-asian="12pt" style:font-size-complex="12pt"/>
    </style:style>
    <style:style style:name="P30" style:family="paragraph" style:parent-style-name="Text_20_body" style:list-style-name="L6">
      <style:text-properties style:font-name="C059" fo:font-size="12pt" style:font-size-asian="12pt" style:font-size-complex="12pt"/>
    </style:style>
    <style:style style:name="P31" style:family="paragraph" style:parent-style-name="Text_20_body" style:list-style-name="L8">
      <style:text-properties style:font-name="C059" fo:font-size="12pt" style:font-size-asian="12pt" style:font-size-complex="12pt"/>
    </style:style>
    <style:style style:name="P32" style:family="paragraph" style:parent-style-name="Text_20_body" style:list-style-name="L10">
      <style:text-properties style:font-name="C059" fo:font-size="12pt" style:font-size-asian="12pt" style:font-size-complex="12pt"/>
    </style:style>
    <style:style style:name="P33" style:family="paragraph" style:parent-style-name="Text_20_body" style:list-style-name="L11">
      <style:text-properties style:font-name="C059" fo:font-size="12pt" style:font-size-asian="12pt" style:font-size-complex="12pt"/>
    </style:style>
    <style:style style:name="P34" style:family="paragraph" style:parent-style-name="Text_20_body" style:list-style-name="L13">
      <style:text-properties style:font-name="C059" fo:font-size="12pt" style:font-size-asian="12pt" style:font-size-complex="12pt"/>
    </style:style>
    <style:style style:name="P35" style:family="paragraph" style:parent-style-name="Text_20_body" style:list-style-name="L15">
      <style:text-properties style:font-name="C059" fo:font-size="12pt" style:font-size-asian="12pt" style:font-size-complex="12pt"/>
    </style:style>
    <style:style style:name="P36" style:family="paragraph" style:parent-style-name="Text_20_body" style:list-style-name="L17">
      <style:text-properties style:font-name="C059" fo:font-size="12pt" style:font-size-asian="12pt" style:font-size-complex="12pt"/>
    </style:style>
    <style:style style:name="P37" style:family="paragraph" style:parent-style-name="Text_20_body" style:list-style-name="L19">
      <style:text-properties style:font-name="C059" fo:font-size="12pt" style:font-size-asian="12pt" style:font-size-complex="12pt"/>
    </style:style>
    <style:style style:name="P38" style:family="paragraph" style:parent-style-name="Text_20_body" style:list-style-name="L21">
      <style:text-properties style:font-name="C059" fo:font-size="12pt" style:font-size-asian="12pt" style:font-size-complex="12pt"/>
    </style:style>
    <style:style style:name="P39" style:family="paragraph" style:parent-style-name="Text_20_body" style:list-style-name="L23">
      <style:text-properties style:font-name="C059" fo:font-size="12pt" style:font-size-asian="12pt" style:font-size-complex="12pt"/>
    </style:style>
    <style:style style:name="P40" style:family="paragraph" style:parent-style-name="Text_20_body" style:list-style-name="L25">
      <style:text-properties style:font-name="C059" fo:font-size="12pt" style:font-size-asian="12pt" style:font-size-complex="12pt"/>
    </style:style>
    <style:style style:name="P41" style:family="paragraph" style:parent-style-name="Text_20_body" style:list-style-name="L27">
      <style:text-properties style:font-name="C059" fo:font-size="12pt" style:font-size-asian="12pt" style:font-size-complex="12pt"/>
    </style:style>
    <style:style style:name="P42" style:family="paragraph" style:parent-style-name="Text_20_body" style:list-style-name="L29">
      <style:text-properties style:font-name="C059" fo:font-size="12pt" style:font-size-asian="12pt" style:font-size-complex="12pt"/>
    </style:style>
    <style:style style:name="P43" style:family="paragraph" style:parent-style-name="Text_20_body" style:list-style-name="L31">
      <style:text-properties style:font-name="C059" fo:font-size="12pt" style:font-size-asian="12pt" style:font-size-complex="12pt"/>
    </style:style>
    <style:style style:name="P44" style:family="paragraph" style:parent-style-name="Text_20_body" style:list-style-name="L33">
      <style:text-properties style:font-name="C059" fo:font-size="12pt" style:font-size-asian="12pt" style:font-size-complex="12pt"/>
    </style:style>
    <style:style style:name="P45" style:family="paragraph" style:parent-style-name="Text_20_body" style:list-style-name="L35">
      <style:text-properties style:font-name="C059" fo:font-size="12pt" style:font-size-asian="12pt" style:font-size-complex="12pt"/>
    </style:style>
    <style:style style:name="P46" style:family="paragraph" style:parent-style-name="Text_20_body" style:list-style-name="L36">
      <style:text-properties style:font-name="C059" fo:font-size="12pt" style:font-size-asian="12pt" style:font-size-complex="12pt"/>
    </style:style>
    <style:style style:name="P47" style:family="paragraph" style:parent-style-name="Text_20_body" style:list-style-name="L37">
      <style:text-properties style:font-name="C059" fo:font-size="12pt" style:font-size-asian="12pt" style:font-size-complex="12pt"/>
    </style:style>
    <style:style style:name="P48" style:family="paragraph" style:parent-style-name="Text_20_body" style:list-style-name="L38">
      <style:text-properties style:font-name="C059" fo:font-size="12pt" style:font-size-asian="12pt" style:font-size-complex="12pt"/>
    </style:style>
    <style:style style:name="T1" style:family="text">
      <style:text-properties style:font-name="C059"/>
    </style:style>
    <style:style style:name="T2" style:family="text">
      <style:text-properties style:font-name="C059" officeooo:rsid="0014eb2f"/>
    </style:style>
    <style:style style:name="T3" style:family="text">
      <style:text-properties fo:font-size="12pt" style:font-size-asian="12pt" style:font-size-complex="12pt"/>
    </style:style>
    <style:style style:name="T4" style:family="text">
      <style:text-properties officeooo:rsid="0014eb2f"/>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vertisseur de fichier PDF en fichier TXT ou XML</text:p>
      <text:section text:style-name="Sect1" text:name="magicdomid5574">
        <text:p text:style-name="P1"/>
        <text:p text:style-name="P1"/>
        <text:p text:style-name="P1"/>
        <text:p text:style-name="P5">Romain ALLEGRE</text:p>
        <text:p text:style-name="P5">Enzo LLORCA</text:p>
        <text:p text:style-name="P5">Dylan GELY</text:p>
      </text:section>
      <text:section text:style-name="Sect1" text:name="magicdomid6273">
        <text:p text:style-name="P1"><text:line-break/></text:p>
        <text:p text:style-name="P8">Abstract</text:p>
      </text:section>
      <text:section text:style-name="Sect1" text:name="magicdomid5651">
        <text:p text:style-name="P6">Dans cette article, nous allons présenter notre système, ses fonctionnalités et sa méthode de fonctionnement, puis nous présenterons les résultats obtenus sur un corpus de test contenant des fichiers pdf et enfin nous conclurons sur l'efficacité du systeme.</text:p>
      </text:section>
      <text:section text:style-name="Sect1" text:name="magicdomid5654">
        <text:p text:style-name="P1"><text:line-break/></text:p>
      </text:section>
      <text:section text:style-name="Sect1" text:name="magicdomid9177">
        <text:p text:style-name="P7">1. Méthode</text:p>
      </text:section>
      <text:section text:style-name="Sect1" text:name="magicdomid9178">
        <text:p text:style-name="P1"><text:line-break/></text:p>
      </text:section>
      <text:section text:style-name="Sect1" text:name="magicdomid8595">
        <text:p text:style-name="P4">Le systeme est composé du fichier python convert_txt.py. </text:p>
        <text:p text:style-name="P4"/>
      </text:section>
      <text:section text:style-name="Sect1" text:name="magicdomid9048">
        <text:p text:style-name="P4">Voici l'ensemble des fonctions du convertisseur :</text:p>
        <text:p text:style-name="P4"/>
      </text:section>
      <text:section text:style-name="Sect1" text:name="magicdomid9138">
        <text:list xml:id="list4119111467" text:style-name="L1">
          <text:list-item>
            <text:p text:style-name="P11">afficher_liste_fichiers(dossier):</text:p>
          </text:list-item>
        </text:list>
      </text:section>
      <text:section text:style-name="Sect1" text:name="magicdomid9139">
        <text:list xml:id="list2623754887" text:style-name="L2">
          <text:list-item>
            <text:p text:style-name="P27">Affiche la liste des fichiers dans le dossier spécifié.</text:p>
          </text:list-item>
        </text:list>
      </text:section>
      <text:section text:style-name="Sect1" text:name="magicdomid9140">
        <text:list xml:id="list362970566" text:style-name="L3">
          <text:list-item>
            <text:p text:style-name="P28">Retourne la liste des fichiers.</text:p>
          </text:list-item>
        </text:list>
      </text:section>
      <text:section text:style-name="Sect1" text:name="magicdomid9141">
        <text:list xml:id="list2328083891" text:style-name="L4">
          <text:list-item>
            <text:p text:style-name="P12">demander_fichiers_a_convertir():</text:p>
          </text:list-item>
        </text:list>
      </text:section>
      <text:section text:style-name="Sect1" text:name="magicdomid9142">
        <text:list xml:id="list2852193327" text:style-name="L5">
          <text:list-item>
            <text:p text:style-name="P29">Demande à l'utilisateur d'entrer le numéro du fichier à convertir.</text:p>
          </text:list-item>
        </text:list>
      </text:section>
      <text:section text:style-name="Sect1" text:name="magicdomid9143">
        <text:list xml:id="list739568055" text:style-name="L6">
          <text:list-item>
            <text:p text:style-name="P30">Retourne la liste des fichiers sélectionnés.</text:p>
          </text:list-item>
        </text:list>
      </text:section>
      <text:section text:style-name="Sect1" text:name="magicdomid9144">
        <text:list xml:id="list4250273826" text:style-name="L7">
          <text:list-item>
            <text:p text:style-name="P13">get_txt_files_in_folder(input_folder):</text:p>
          </text:list-item>
        </text:list>
      </text:section>
      <text:section text:style-name="Sect1" text:name="magicdomid9145">
        <text:list xml:id="list1436843292" text:style-name="L8">
          <text:list-item>
            <text:p text:style-name="P31">Renvoie la liste des fichiers texte (.txt) dans le dossier spécifié.</text:p>
          </text:list-item>
        </text:list>
      </text:section>
      <text:section text:style-name="Sect1" text:name="magicdomid9146">
        <text:list xml:id="list3413373619" text:style-name="L9">
          <text:list-item>
            <text:p text:style-name="P14">convert_txt(input_folder, uniq=None):</text:p>
          </text:list-item>
        </text:list>
      </text:section>
      <text:section text:style-name="Sect1" text:name="magicdomid9147">
        <text:list xml:id="list521315099" text:style-name="L10">
          <text:list-item>
            <text:p text:style-name="P32">Convertit les fichiers PDF en fichiers texte (.txt) et les place dans un sous-dossier appelé "filetxt".</text:p>
          </text:list-item>
        </text:list>
      </text:section>
      <text:section text:style-name="Sect1" text:name="magicdomid9148">
        <text:list xml:id="list2357394161" text:style-name="L11">
          <text:list-item>
            <text:p text:style-name="P33">Si l'argument uniq est spécifié, il convertit uniquement le fichier ou la liste de fichiers spécifiés.</text:p>
          </text:list-item>
        </text:list>
      </text:section>
      <text:section text:style-name="Sect1" text:name="magicdomid9149">
        <text:list xml:id="list1588065672" text:style-name="L12">
          <text:list-item>
            <text:p text:style-name="P15">extract_title_from_file(file_path):</text:p>
          </text:list-item>
        </text:list>
      </text:section>
      <text:section text:style-name="Sect1" text:name="magicdomid9150">
        <text:list xml:id="list673257947" text:style-name="L13">
          <text:list-item>
            <text:p text:style-name="P34">Extrait le titre du document à partir du fichier texte.</text:p>
          </text:list-item>
        </text:list>
      </text:section>
      <text:section text:style-name="Sect1" text:name="magicdomid9151">
        <text:list xml:id="list2468223130" text:style-name="L14">
          <text:list-item>
            <text:p text:style-name="P16">extract_abstract_from_file(file_path):</text:p>
          </text:list-item>
        </text:list>
      </text:section>
      <text:section text:style-name="Sect1" text:name="magicdomid9152">
        <text:list xml:id="list3129732655" text:style-name="L15">
          <text:list-item>
            <text:p text:style-name="P35">Extrait l'abstract du document à partir du fichier texte.</text:p>
          </text:list-item>
        </text:list>
      </text:section>
      <text:section text:style-name="Sect1" text:name="magicdomid9153">
        <text:list xml:id="list1981069641" text:style-name="L16">
          <text:list-item>
            <text:p text:style-name="P17">extract_abstract_author(folder_path):</text:p>
          </text:list-item>
        </text:list>
      </text:section>
      <text:section text:style-name="Sect1" text:name="magicdomid9154">
        <text:list xml:id="list2113428303" text:style-name="L17">
          <text:list-item>
            <text:p text:style-name="P36"><text:soft-page-break/>Extrait l'auteur du document à partir du fichier PDF.</text:p>
          </text:list-item>
        </text:list>
      </text:section>
      <text:section text:style-name="Sect1" text:name="magicdomid9155">
        <text:list xml:id="list2030771688" text:style-name="L18">
          <text:list-item>
            <text:p text:style-name="P18">extract_biblio_from_file(file_path):</text:p>
          </text:list-item>
        </text:list>
      </text:section>
      <text:section text:style-name="Sect1" text:name="magicdomid9156">
        <text:list xml:id="list4139914080" text:style-name="L19">
          <text:list-item>
            <text:p text:style-name="P37">Extrait la bibliographie du document à partir du fichier texte.</text:p>
          </text:list-item>
        </text:list>
      </text:section>
      <text:section text:style-name="Sect1" text:name="magicdomid9157">
        <text:list xml:id="list1139021710" text:style-name="L20">
          <text:list-item>
            <text:p text:style-name="P19">extract_corps_from_file(file_path):</text:p>
          </text:list-item>
        </text:list>
      </text:section>
      <text:section text:style-name="Sect1" text:name="magicdomid9158">
        <text:list xml:id="list3299616957" text:style-name="L21">
          <text:list-item>
            <text:p text:style-name="P38">Extrait le corps du document à partir du fichier texte.</text:p>
          </text:list-item>
        </text:list>
      </text:section>
      <text:section text:style-name="Sect1" text:name="magicdomid9159">
        <text:list xml:id="list202638459" text:style-name="L22">
          <text:list-item>
            <text:p text:style-name="P20">extract_intro_from_file(file_path):</text:p>
          </text:list-item>
        </text:list>
      </text:section>
      <text:section text:style-name="Sect1" text:name="magicdomid9160">
        <text:list xml:id="list1615851153" text:style-name="L23">
          <text:list-item>
            <text:p text:style-name="P39">Extrait l'introduction du document à partir du fichier texte.</text:p>
          </text:list-item>
        </text:list>
      </text:section>
      <text:section text:style-name="Sect1" text:name="magicdomid9161">
        <text:list xml:id="list2654045685" text:style-name="L24">
          <text:list-item>
            <text:p text:style-name="P21">extract_conclusion_from_file(file_path):</text:p>
          </text:list-item>
        </text:list>
      </text:section>
      <text:section text:style-name="Sect1" text:name="magicdomid9162">
        <text:list xml:id="list2800328186" text:style-name="L25">
          <text:list-item>
            <text:p text:style-name="P40">Extrait la conclusion du document à partir du fichier texte.</text:p>
          </text:list-item>
        </text:list>
      </text:section>
      <text:section text:style-name="Sect1" text:name="magicdomid9163">
        <text:list xml:id="list3911543648" text:style-name="L26">
          <text:list-item>
            <text:p text:style-name="P22">extract_discussion_from_file(file_path):</text:p>
          </text:list-item>
        </text:list>
      </text:section>
      <text:section text:style-name="Sect1" text:name="magicdomid9164">
        <text:list xml:id="list3758764134" text:style-name="L27">
          <text:list-item>
            <text:p text:style-name="P41">Extrait la discussion du document à partir du fichier texte.</text:p>
          </text:list-item>
        </text:list>
      </text:section>
      <text:section text:style-name="Sect1" text:name="magicdomid9165">
        <text:list xml:id="list98774241" text:style-name="L28">
          <text:list-item>
            <text:p text:style-name="P23">donne_txt(input_folder):</text:p>
          </text:list-item>
        </text:list>
      </text:section>
      <text:section text:style-name="Sect1" text:name="magicdomid9166">
        <text:list xml:id="list237560405" text:style-name="L29">
          <text:list-item>
            <text:p text:style-name="P42">Crée un dossier "output_txt" et génère des fichiers texte (.txt) avec le nom du fichier d'origine, le titre, et l'abstract.</text:p>
          </text:list-item>
        </text:list>
      </text:section>
      <text:section text:style-name="Sect1" text:name="magicdomid9167">
        <text:list xml:id="list2386617489" text:style-name="L30">
          <text:list-item>
            <text:p text:style-name="P24">donne_xml(input_folder):</text:p>
          </text:list-item>
        </text:list>
      </text:section>
      <text:section text:style-name="Sect1" text:name="magicdomid9168">
        <text:list xml:id="list944186752" text:style-name="L31">
          <text:list-item>
            <text:p text:style-name="P43">Crée un dossier "output_xml" et génère des fichiers XML avec différentes sections du document (titre, auteur, abstract, etc.).</text:p>
          </text:list-item>
        </text:list>
      </text:section>
      <text:section text:style-name="Sect1" text:name="magicdomid9169">
        <text:list xml:id="list4142992606" text:style-name="L32">
          <text:list-item>
            <text:p text:style-name="P25">get_txt_files_in_folder(input_folder):</text:p>
          </text:list-item>
        </text:list>
      </text:section>
      <text:section text:style-name="Sect1" text:name="magicdomid9170">
        <text:list xml:id="list1541344961" text:style-name="L33">
          <text:list-item>
            <text:p text:style-name="P44">Renvoie la liste de tous les fichiers dans le dossier spécifié.</text:p>
          </text:list-item>
        </text:list>
      </text:section>
      <text:section text:style-name="Sect1" text:name="magicdomid9171">
        <text:list xml:id="list988151886" text:style-name="L34">
          <text:list-item>
            <text:p text:style-name="P26">main:</text:p>
          </text:list-item>
        </text:list>
      </text:section>
      <text:section text:style-name="Sect1" text:name="magicdomid9172">
        <text:list xml:id="list1465419574" text:style-name="L35">
          <text:list-item>
            <text:p text:style-name="P45">Vérifie que le programme est appelé avec les arguments appropriés.</text:p>
          </text:list-item>
        </text:list>
      </text:section>
      <text:section text:style-name="Sect1" text:name="magicdomid9173">
        <text:list xml:id="list1254223847" text:style-name="L36">
          <text:list-item>
            <text:p text:style-name="P46">Affiche la liste des fichiers dans le dossier spécifié.</text:p>
          </text:list-item>
        </text:list>
      </text:section>
      <text:section text:style-name="Sect1" text:name="magicdomid9174">
        <text:list xml:id="list2139605208" text:style-name="L37">
          <text:list-item>
            <text:p text:style-name="P47">Demande à l'utilisateur de sélectionner les fichiers à convertir.</text:p>
          </text:list-item>
        </text:list>
      </text:section>
      <text:section text:style-name="Sect1" text:name="magicdomid9175">
        <text:list xml:id="list1511600655" text:style-name="L38">
          <text:list-item>
            <text:p text:style-name="P48">Convertit les fichiers en texte et génère des fichiers supplémentaires au format souhaité (txt ou xml) en fonction de l'option spécifiée.</text:p>
          </text:list-item>
        </text:list>
      </text:section>
      <text:section text:style-name="Sect1" text:name="magicdomid9176">
        <text:p text:style-name="P4"><text:line-break/></text:p>
      </text:section>
      <text:section text:style-name="Sect1" text:name="magicdomid8602">
        <text:p text:style-name="P4"><text:line-break/></text:p>
      </text:section>
      <text:section text:style-name="Sect1" text:name="magicdomid8596">
        <text:p text:style-name="P4">Lors de l'écriture de sa commande d'execution, le choix de générer un fichier xml ou txt pour contenir le texte parsé du pdf est possible :</text:p>
      </text:section>
      <text:section text:style-name="Sect1" text:name="magicdomid5795">
        <text:p text:style-name="P4"><text:tab/>-t : pour générer une sortie texte</text:p>
      </text:section>
      <text:section text:style-name="Sect1" text:name="magicdomid6103">
        <text:p text:style-name="P4"><text:tab/>-x : pour générer une sortie XML</text:p>
      </text:section>
      <text:section text:style-name="Sect1" text:name="magicdomid6104">
        <text:p text:style-name="P1"><text:line-break/></text:p>
      </text:section>
      <text:section text:style-name="Sect1" text:name="magicdomid6130">
        <text:p text:style-name="P3">La commande entière à executer est la suivante : </text:p>
        <text:p text:style-name="P3"><text:soft-page-break/>python convert_txt.py &lt;chemin_dossier_fichiers_pdf&gt; [-t | -x]</text:p>
      </text:section>
      <text:section text:style-name="Sect1" text:name="magicdomid6132">
        <text:p text:style-name="P1"/>
        <text:p text:style-name="P1"/>
      </text:section>
      <text:section text:style-name="Sect1" text:name="magicdomid9054">
        <text:p text:style-name="P1">Apres avoir lancé la commande, les numéros des fichiers que l'on veut convertir sont demandés.</text:p>
      </text:section>
      <text:section text:style-name="Sect1" text:name="magicdomid6229">
        <text:p text:style-name="P1"/>
      </text:section>
      <text:section text:style-name="Sect1" text:name="magicdomid6240">
        <text:p text:style-name="P1">Voici un exemple:</text:p>
      </text:section>
      <text:section text:style-name="Sect1" text:name="magicdomid6245">
        <text:p text:style-name="Standard"><text:span text:style-name="Source_20_Text"><text:span text:style-name="T1">choissisez un fichier: 1</text:span></text:span></text:p>
      </text:section>
      <text:section text:style-name="Sect1" text:name="magicdomid6256">
        <text:p text:style-name="Standard"><text:span text:style-name="Source_20_Text"><text:span text:style-name="T1">choissisez un fichier: 3</text:span></text:span></text:p>
      </text:section>
      <text:section text:style-name="Sect1" text:name="magicdomid8594">
        <text:p text:style-name="Standard"><text:span text:style-name="Source_20_Text"><text:span text:style-name="T1">choissisez un fichier: fin</text:span></text:span></text:p>
      </text:section>
      <text:section text:style-name="Sect1" text:name="magicdomid6260">
        <text:p text:style-name="P1"><text:line-break/></text:p>
      </text:section>
      <text:section text:style-name="Sect1" text:name="magicdomid9179">
        <text:p text:style-name="P1">2. Résultats</text:p>
      </text:section>
      <text:section text:style-name="Sect1" text:name="magicdomid9183">
        <text:p text:style-name="Standard"><text:span text:style-name="T1"><text:line-break/></text:span><text:span text:style-name="T4">Précision de chaque pdf :</text:span></text:p>
        <text:section text:style-name="Sect1" text:name="magicdomid9894">
          <text:p text:style-name="Standard">    </text:p>
        </text:section>
        <text:section text:style-name="Sect1" text:name="magicdomid9902">
          <text:p text:style-name="Standard">    A Benders Decomposition Approach toCorrelation Clustering : 75%</text:p>
          <text:p text:style-name="Standard"/>
        </text:section>
        <text:section text:style-name="Sect1" text:name="magicdomid9914">
          <text:p text:style-name="Standard">    A_memetic_algorithm_for_community_detectionin_signed_networks : 88%</text:p>
          <text:p text:style-name="Standard"/>
        </text:section>
        <text:section text:style-name="Sect1" text:name="magicdomid9933">
          <text:p text:style-name="P10">    An_Improved_Branch-and-Cut_Code_for_the_Maximum_Balanced_Subgraph_of_a_Signed_Graph : 86%</text:p>
          <text:p text:style-name="P10"/>
        </text:section>
        <text:section text:style-name="Sect1" text:name="magicdomid9941">
          <text:p text:style-name="Standard">    Cabrera_RESUMES_2019 : 77%</text:p>
          <text:p text:style-name="Standard"/>
        </text:section>
        <text:section text:style-name="Sect1" text:name="magicdomid9949">
          <text:p text:style-name="Standard">    Conversational_Networks_for_Automatic_Online_Moderation : 77%</text:p>
          <text:p text:style-name="Standard"/>
        </text:section>
        <text:section text:style-name="Sect1" text:name="magicdomid9960">
          <text:p text:style-name="Standard">    Dynamical_Models_Explaining_Socia_Balance_and_Evolution_of_Cooperation : 75%</text:p>
          <text:p text:style-name="Standard"/>
        </text:section>
        <text:section text:style-name="Sect1" text:name="magicdomid9968">
          <text:p text:style-name="Standard">    Exact_Clustering_via_Integer_Programming_and_Maximum_Satisfiability : 66%</text:p>
          <text:p text:style-name="Standard"/>
        </text:section>
        <text:section text:style-name="Sect1" text:name="magicdomid9977">
          <text:p text:style-name="Standard">    LDA_resume : 63%</text:p>
          <text:p text:style-name="Standard"/>
        </text:section>
        <text:section text:style-name="Sect1" text:name="magicdomid9986">
          <text:p text:style-name="Standard">    Partitioning_large_signed_two-mode_networks:_Problems_and_prospects : 66%</text:p>
          <text:p text:style-name="Standard"/>
        </text:section>
        <text:section text:style-name="Sect1" text:name="magicdomid9997">
          <text:p text:style-name="Standard">    Polibits_42_02 : 63%</text:p>
        </text:section>
        <text:p text:style-name="P1"/>
      </text:section>
      <text:section text:style-name="Sect1" text:name="magicdomid9181">
        <text:p text:style-name="P1"/>
      </text:section>
      <text:section text:style-name="Sect1" text:name="magicdomid6272">
        <text:p text:style-name="P1">3. Conclusion</text:p>
      </text:section>
      <text:p text:style-name="P1"/>
      <text:p text:style-name="P9">La moyenne de précision du systeme est de 67,3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08T15:37:20.770625005</meta:creation-date>
    <dc:date>2023-12-08T16:24:05.474756453</dc:date>
    <meta:editing-duration>PT46M44S</meta:editing-duration>
    <meta:editing-cycles>2</meta:editing-cycles>
    <meta:generator>LibreOffice/6.4.7.2$Linux_X86_64 LibreOffice_project/40$Build-2</meta:generator>
    <meta:document-statistic meta:table-count="0" meta:image-count="0" meta:object-count="0" meta:page-count="3" meta:paragraph-count="79" meta:word-count="513" meta:character-count="3839" meta:non-whitespace-character-count="3379"/>
  </office:meta>
</office:document-meta>
</file>